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d25" officeooo:paragraph-rsid="001f3d25"/>
    </style:style>
    <style:style style:name="P2" style:family="paragraph" style:parent-style-name="Standard">
      <style:text-properties officeooo:rsid="001f9b37" officeooo:paragraph-rsid="001f9b37"/>
    </style:style>
    <style:style style:name="P3" style:family="paragraph" style:parent-style-name="Standard" style:list-style-name="L1">
      <style:text-properties officeooo:rsid="001f9b37" officeooo:paragraph-rsid="001f9b37"/>
    </style:style>
    <style:style style:name="P4" style:family="paragraph" style:parent-style-name="Standard" style:list-style-name="L2">
      <style:text-properties officeooo:rsid="001f9b37" officeooo:paragraph-rsid="001f9b37"/>
    </style:style>
    <style:style style:name="P5" style:family="paragraph" style:parent-style-name="Standard">
      <style:text-properties officeooo:rsid="001f3d25" officeooo:paragraph-rsid="001f3d25"/>
    </style:style>
    <style:style style:name="P6" style:family="paragraph" style:parent-style-name="Standard">
      <style:text-properties officeooo:rsid="00219c98" officeooo:paragraph-rsid="00219c98"/>
    </style:style>
    <style:style style:name="P7" style:family="paragraph" style:parent-style-name="Standard">
      <style:text-properties officeooo:rsid="0023ebc1" officeooo:paragraph-rsid="0023ebc1"/>
    </style:style>
    <style:style style:name="T1" style:family="text">
      <style:text-properties officeooo:rsid="001f9b37"/>
    </style:style>
    <style:style style:name="T2" style:family="text">
      <style:text-properties officeooo:rsid="0022d747"/>
    </style:style>
    <style:style style:name="T3" style:family="text">
      <style:text-properties officeooo:rsid="0023eb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 Toolhead change for gladiola:</text:p>
      <text:p text:style-name="P1"/>
      <text:p text:style-name="P1">A proposed change for the Gladiola batch of Mini's is to include a toolhead stiffening brace <text:span text:style-name="T1">in the redesign</text:span>. </text:p>
      <text:p text:style-name="P1"/>
      <text:p text:style-name="P6">An initial drop test was performed with a working foxglove mini <text:span text:style-name="T3">equipped</text:span> with the toolhead brace. This was a standard fedex drop test involving dropping the boxed printer on 1 corner, 3 edges and all 6 sides from a height of 30”. While the printer survived the test without damage, 1 of the foam pieces securing the x-carriage in place came loose, and the cable chain was sagging. We could likely prevent both of these issues with appliance tape securing the foam pieces, <text:span text:style-name="T2">as</text:span> the chain for gladiola should be much more robust than the foxglove version tested.</text:p>
      <text:p text:style-name="P6"/>
      <text:p text:style-name="P7">In order to be confident that the printer will survive shipping without the front and rear foam blocks, we will need to drop test a prototype unit with the updated sheet metal, printed parts and cable chains, as well as appliance tape securing the foam on the x axis.</text:p>
      <text:p text:style-name="P1"/>
      <text:p text:style-name="P2">PRO:</text:p>
      <text:list xml:id="list4723734949939035427" text:style-name="L1">
        <text:list-item>
          <text:p text:style-name="P3">Stiffer toolhead mounting, although there is little to no difference in the prints</text:p>
        </text:list-item>
        <text:list-item>
          <text:p text:style-name="P3">Early testing indicates that we would be able to ship the printer without the 2 pieces of foam that brace the front and back of the printer.</text:p>
        </text:list-item>
        <text:list-item>
          <text:p text:style-name="P3">The modified toolhead cap eliminates the need for zip ties when changing print heads. </text:p>
          <text:list>
            <text:list-item>
              <text:p text:style-name="P3">This could also be done without the brace part</text:p>
            </text:list-item>
          </text:list>
        </text:list-item>
      </text:list>
      <text:p text:style-name="P2">CONS:</text:p>
      <text:list xml:id="list6547094261549088026" text:style-name="L2">
        <text:list-item>
          <text:p text:style-name="P4">Although the printers and toolheads will be both backwards and forward compatable, a new printhead on and old machine and an old printhead on an new machine won't seem to fit together well.</text:p>
          <text:list>
            <text:list-item>
              <text:p text:style-name="P4">We could resolve this by sending all new brace style toolheads with 2 M3x12 screws and washers, allowing users to print the braced cap to upgrade</text:p>
            </text:list-item>
            <text:list-item>
              <text:p text:style-name="P4">We need to decide if and when we will roll this into the mini Flexystruder toolhead. Going from the braced version to having an unbraced accessory seems like a downgrad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2:54:28.812644310</meta:creation-date>
    <dc:date>2016-05-11T07:00:54.837061525</dc:date>
    <meta:editing-duration>PT7M45S</meta:editing-duration>
    <meta:editing-cycles>4</meta:editing-cycles>
    <meta:generator>LibreOffice/5.0.4.2$Linux_X86_64 LibreOffice_project/2b9802c1994aa0b7dc6079e128979269cf95bc78</meta:generator>
    <meta:document-statistic meta:table-count="0" meta:image-count="0" meta:object-count="0" meta:page-count="1" meta:paragraph-count="13" meta:word-count="332" meta:character-count="1843" meta:non-whitespace-character-count="1529"/>
  </office:meta>
</office:document-meta>
</file>